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cm" fo:min-width="4.25cm" fo:wrap-option="wrap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cm" fo:min-width="2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2.75cm"/>
      <style:paragraph-properties style:writing-mode="lr-tb"/>
    </style:style>
    <style:style style:name="gr4" style:family="graphic" style:parent-style-name="standard">
      <style:graphic-properties draw:textarea-vertical-align="middle"/>
      <style:paragraph-properties style:writing-mode="lr-tb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5.5cm" fo:min-width="17.5cm"/>
    </style:style>
    <style:style style:name="gr7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5cm" svg:height="4.75cm" svg:x="3.25cm" svg:y="6cm">
          <text:p text:style-name="P1">VC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5cm" svg:height="2.25cm" svg:x="4.25cm" svg:y="12.75cm">
          <text:p text:style-name="P1">DR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5cm" svg:height="4.75cm" svg:x="14cm" svg:y="6cm">
          <text:p text:style-name="P1">VC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5cm" svg:height="4.75cm" svg:x="9.25cm" svg:y="11.75cm">
          <text:p text:style-name="P1">On-premise private networ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5cm" svg:height="2.25cm" svg:x="9.75cm" svg:y="7.25cm">
          <text:p text:style-name="P1">LP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5cm" svg:height="2.5cm" svg:x="3.815cm" svg:y="1.69cm">
          <text:p text:style-name="P1">Internet Gateway</text:p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6.565cm" svg:height="4.302cm" svg:x="10.012cm" svg:y="1.053cm" svg:viewBox="0 0 6566 4303" svg:d="M1598 1219c87-445 488-681 841-871 341-184 590-443 1058-312 467 131 257 641 498 872 277 265 591-225 934-249 532-39 806 473 1245 653 730 299 266 497 0 934-274 450-295 726-685 778-632 84-362 521-716 841-355 320-687 309-1058 405-333 86-688-254-996-125-356 148-674 236-1058 62-359-163-689-301-965-529-345-286 90-610-343-965-254-208-264-600-311-934-39-280-149-613 280-809 436-199 721-16 1090-31h311 62z">
          <text:p text:style-name="P1">Internet</text:p>
        </draw:path>
        <draw:line draw:style-name="gr5" draw:text-style-name="P1" draw:layer="layout" svg:x1="10cm" svg:y1="3cm" svg:x2="7.25cm" svg:y2="3cm">
          <text:p/>
        </draw:line>
        <draw:line draw:style-name="gr5" draw:text-style-name="P1" draw:layer="layout" svg:x1="5.5cm" svg:y1="4.25cm" svg:x2="5.5cm" svg:y2="6cm">
          <text:p/>
        </draw:line>
        <draw:line draw:style-name="gr5" draw:text-style-name="P1" draw:layer="layout" svg:x1="8cm" svg:y1="8.25cm" svg:x2="9.75cm" svg:y2="8.25cm">
          <text:p/>
        </draw:line>
        <draw:line draw:style-name="gr5" draw:text-style-name="P1" draw:layer="layout" svg:x1="12.5cm" svg:y1="8.25cm" svg:x2="14cm" svg:y2="8.25cm">
          <text:p/>
        </draw:line>
        <draw:line draw:style-name="gr5" draw:text-style-name="P1" draw:layer="layout" svg:x1="5.75cm" svg:y1="10.75cm" svg:x2="5.75cm" svg:y2="12.75cm">
          <text:p/>
        </draw:line>
        <draw:line draw:style-name="gr5" draw:text-style-name="P1" draw:layer="layout" svg:x1="7cm" svg:y1="13.75cm" svg:x2="9.25cm" svg:y2="13.75cm">
          <text:p/>
        </draw:line>
        <draw:custom-shape draw:style-name="gr6" draw:text-style-name="P2" draw:layer="layout" svg:width="18cm" svg:height="5.75cm" svg:x="1.75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5cm" svg:height="4.75cm" svg:x="3.5cm" svg:y="18cm">
          <text:p text:style-name="P1">VC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5cm" svg:height="4.75cm" svg:x="14.25cm" svg:y="18cm">
          <text:p text:style-name="P1">VC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5cm" svg:height="2.25cm" svg:x="10cm" svg:y="19.25cm">
          <text:p text:style-name="P1">LPG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25cm" svg:y1="20.25cm" svg:x2="10cm" svg:y2="20.25cm">
          <text:p/>
        </draw:line>
        <draw:line draw:style-name="gr5" draw:text-style-name="P1" draw:layer="layout" svg:x1="12.75cm" svg:y1="20.25cm" svg:x2="14.25cm" svg:y2="20.25cm">
          <text:p/>
        </draw:line>
        <draw:custom-shape draw:style-name="gr6" draw:text-style-name="P2" draw:layer="layout" svg:width="18cm" svg:height="5.75cm" svg:x="2cm" svg:y="17.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cm" svg:y1="15cm" svg:x2="6cm" svg:y2="18cm">
          <text:p/>
        </draw:line>
        <draw:frame draw:style-name="gr7" draw:text-style-name="P3" draw:layer="layout" svg:width="4.25cm" svg:height="0.962cm" svg:x="8.75cm" svg:y="6cm">
          <draw:text-box>
            <text:p>Region 1</text:p>
          </draw:text-box>
        </draw:frame>
        <draw:frame draw:style-name="gr8" draw:text-style-name="P3" draw:layer="layout" svg:width="3.5cm" svg:height="1cm" svg:x="9.5cm" svg:y="18cm">
          <draw:text-box>
            <text:p>Region 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6T20:35:54.247638619</meta:creation-date>
    <dc:date>2024-05-26T22:56:17.071765408</dc:date>
    <meta:editing-duration>PT2H10M11S</meta:editing-duration>
    <meta:editing-cycles>2</meta:editing-cycles>
    <meta:generator>LibreOffice/7.3.7.2$Linux_X86_64 LibreOffice_project/30$Build-2</meta:generator>
    <meta:document-statistic meta:object-count="23"/>
  </office:meta>
</office:document-meta>
</file>